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8*"/>
    </style:style>
    <style:style style:name="Table1.B" style:family="table-column">
      <style:table-column-properties style:column-width="2.4868in" style:rel-column-width="23533*"/>
    </style:style>
    <style:style style:name="Table1.C" style:family="table-column">
      <style:table-column-properties style:column-width="2.7076in" style:rel-column-width="25624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style:vertical-align="middle" fo:padding="0.0382in" fo:border="0.5pt solid #000000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.4" style:family="table-row">
      <style:table-row-properties style:min-row-height="0.3882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style:vertical-align="middle" fo:padding="0.0382in" fo:border="0.5pt solid #000000"/>
    </style:style>
    <style:style style:name="Table7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7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4729in" style:rel-column-width="23402*"/>
    </style:style>
    <style:style style:name="Table8.B" style:family="table-column">
      <style:table-column-properties style:column-width="0.9771in" style:rel-column-width="9246*"/>
    </style:style>
    <style:style style:name="Table8.C" style:family="table-column">
      <style:table-column-properties style:column-width="2.5118in" style:rel-column-width="23770*"/>
    </style:style>
    <style:style style:name="Table8.D" style:family="table-column">
      <style:table-column-properties style:column-width="0.9632in" style:rel-column-width="9117*"/>
    </style:style>
    <style:style style:name="Table8.A1" style:family="table-cell">
      <style:table-cell-properties style:vertical-align="middle" fo:padding="0.0382in" fo:border="0.5pt solid #000000"/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24pt" officeooo:rsid="000508c7" officeooo:paragraph-rsid="000508c7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4pt" officeooo:rsid="0006c3a6" officeooo:paragraph-rsid="0006c3a6" style:font-size-asian="19.25pt" style:font-size-complex="2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24pt" style:font-size-asian="19.25pt" style:font-size-complex="22pt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24pt" officeooo:rsid="0008a621" officeooo:paragraph-rsid="0008a621" style:font-size-asian="19.25pt" style:font-size-complex="22pt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24pt" officeooo:rsid="0008a621" officeooo:paragraph-rsid="000a9cf6" style:font-size-asian="19.25pt" style:font-size-complex="22pt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24pt" officeooo:rsid="000a9cf6" officeooo:paragraph-rsid="000a9cf6" style:font-size-asian="19.25pt" style:font-size-complex="2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24pt" officeooo:rsid="000a9cf6" officeooo:paragraph-rsid="000a9cf6" style:font-size-asian="19.25pt" style:font-size-complex="2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24pt" officeooo:rsid="000ced34" officeooo:paragraph-rsid="000ced34" style:font-size-asian="19.25pt" style:font-size-complex="2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24pt" officeooo:rsid="00103b00" officeooo:paragraph-rsid="00103b00" style:font-size-asian="19.25pt" style:font-size-complex="2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24pt" officeooo:rsid="00119686" officeooo:paragraph-rsid="00119686" style:font-size-asian="19.25pt" style:font-size-complex="2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24pt" officeooo:rsid="00122001" officeooo:paragraph-rsid="00122001" style:font-size-asian="19.25pt" style:font-size-complex="2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24pt" officeooo:rsid="001413d6" officeooo:paragraph-rsid="001413d6" style:font-size-asian="19.25pt" style:font-size-complex="22pt"/>
    </style:style>
    <style:style style:name="P13" style:family="paragraph" style:parent-style-name="Standard">
      <style:paragraph-properties fo:text-align="start" style:justify-single-word="false" fo:break-before="page"/>
      <style:text-properties style:font-name="Times New Roman" fo:font-size="24pt" officeooo:rsid="00152fe5" officeooo:paragraph-rsid="00152fe5" style:font-size-asian="24pt" style:font-size-complex="2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24pt" officeooo:rsid="00142be9" officeooo:paragraph-rsid="00142be9" style:font-size-asian="24pt" style:font-size-complex="24pt"/>
    </style:style>
    <style:style style:name="P15" style:family="paragraph" style:parent-style-name="Standard">
      <style:paragraph-properties fo:text-align="start" style:justify-single-word="false"/>
      <style:text-properties officeooo:paragraph-rsid="00072a10"/>
    </style:style>
    <style:style style:name="P16" style:family="paragraph" style:parent-style-name="Standard">
      <style:paragraph-properties fo:text-align="start" style:justify-single-word="false"/>
      <style:text-properties officeooo:paragraph-rsid="00152fe5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24pt" officeooo:rsid="000ced34" officeooo:paragraph-rsid="000ced34" style:font-size-asian="19.25pt" style:font-size-complex="22pt"/>
    </style:style>
    <style:style style:name="P18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24pt" style:font-size-asian="19.25pt" style:font-size-complex="22pt"/>
    </style:style>
    <style:style style:name="P19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24pt" officeooo:rsid="000a9cf6" officeooo:paragraph-rsid="000a9cf6" style:font-size-asian="19.25pt" style:font-size-complex="22pt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24pt" officeooo:rsid="00119686" officeooo:paragraph-rsid="00119686" style:font-size-asian="19.25pt" style:font-size-complex="22pt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24pt" officeooo:rsid="00122001" officeooo:paragraph-rsid="00122001" style:font-size-asian="19.25pt" style:font-size-complex="22pt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Times New Roman" fo:font-size="24pt" officeooo:rsid="001413d6" officeooo:paragraph-rsid="001413d6" style:font-size-asian="19.25pt" style:font-size-complex="22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24pt" officeooo:rsid="00152fe5" officeooo:paragraph-rsid="00152fe5" fo:background-color="transparent" style:font-size-asian="24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24pt" officeooo:rsid="00168958" officeooo:paragraph-rsid="00168958" fo:background-color="transparent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24pt" officeooo:rsid="0017ea12" officeooo:paragraph-rsid="0017ea12" fo:background-color="transparent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24pt" officeooo:rsid="0019bac9" officeooo:paragraph-rsid="0019bac9" fo:background-color="transparent" style:font-size-asian="24pt" style:font-size-complex="24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24pt" officeooo:rsid="00188d44" officeooo:paragraph-rsid="00188d44" fo:background-color="transparent" style:font-size-asian="24pt" style:font-size-complex="24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24pt" officeooo:rsid="00142be9" officeooo:paragraph-rsid="00152fe5" fo:background-color="transparent" style:font-size-asian="24pt" style:font-size-complex="24pt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24pt" officeooo:rsid="0018a662" officeooo:paragraph-rsid="0018a662" fo:background-color="transparent" style:font-size-asian="24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24pt" officeooo:rsid="001b1d71" officeooo:paragraph-rsid="001b1d71" fo:background-color="transparent" style:font-size-asian="24pt" style:font-size-complex="2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24pt" officeooo:rsid="00103b00" style:font-size-asian="19.25pt" style:font-size-complex="22pt"/>
    </style:style>
    <style:style style:name="P32" style:family="paragraph" style:parent-style-name="Standard">
      <style:paragraph-properties fo:text-align="start" style:justify-single-word="false"/>
      <style:text-properties style:font-name="SolaimanLipi" fo:font-size="24pt" officeooo:rsid="00072a10" officeooo:paragraph-rsid="00072a10" style:font-size-asian="19.25pt" style:font-name-complex="SolaimanLipi" style:font-size-complex="22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24pt" officeooo:rsid="00072a10" officeooo:paragraph-rsid="00072a10" style:font-size-asian="19.25pt" style:font-size-complex="22pt"/>
    </style:style>
    <style:style style:name="P34" style:family="paragraph" style:parent-style-name="Standard">
      <style:text-properties style:font-name="Times New Roman" fo:font-size="24pt" officeooo:paragraph-rsid="00152fe5" style:font-size-asian="24pt" style:font-size-complex="24pt"/>
    </style:style>
    <style:style style:name="P35" style:family="paragraph" style:parent-style-name="Standard">
      <style:text-properties style:font-name="Times New Roman" fo:font-size="24pt" officeooo:rsid="001c58cd" officeooo:paragraph-rsid="001c58cd" style:font-size-asian="24pt" style:font-size-complex="24pt"/>
    </style:style>
    <style:style style:name="P36" style:family="paragraph" style:parent-style-name="Standard">
      <style:text-properties style:font-name="Times New Roman" fo:font-size="24pt" officeooo:rsid="001dd3cd" officeooo:paragraph-rsid="001dd3cd" style:font-size-asian="24pt" style:font-size-complex="24pt"/>
    </style:style>
    <style:style style:name="T1" style:family="text">
      <style:text-properties style:font-name-complex="SolaimanLipi"/>
    </style:style>
    <style:style style:name="T2" style:family="text">
      <style:text-properties style:font-name="SolaimanLipi" style:font-name-complex="SolaimanLipi"/>
    </style:style>
    <style:style style:name="T3" style:family="text">
      <style:text-properties officeooo:rsid="000a9cf6"/>
    </style:style>
    <style:style style:name="T4" style:family="text">
      <style:text-properties officeooo:rsid="000c1373"/>
    </style:style>
    <style:style style:name="T5" style:family="text">
      <style:text-properties officeooo:rsid="000ced34"/>
    </style:style>
    <style:style style:name="T6" style:family="text">
      <style:text-properties officeooo:rsid="00142be9"/>
    </style:style>
    <style:style style:name="T7" style:family="text">
      <style:text-properties officeooo:rsid="00168958"/>
    </style:style>
    <style:style style:name="T8" style:family="text">
      <style:text-properties officeooo:rsid="001dd3cd"/>
    </style:style>
    <style:style style:name="T9" style:family="text">
      <style:text-properties officeooo:rsid="001ecb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oop control variable → <text:span text:style-name="T1">একটা লুপ কতবার রান করবে তা নির্ধারণ করা।</text:span></text:p>
      <text:p text:style-name="P2">2. condition →<text:span text:style-name="T2"> শর্তের সাথে</text:span> loop control variable<text:span text:style-name="T2"> কে মিলিয়ে দেখা</text:span></text:p>
      <text:p text:style-name="P32">3. increment/decrement → loop control variable এর মান হ্রাস বৃদ্ধি করা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x &lt; 101</text:p>
          </table:table-cell>
          <table:table-cell table:style-name="Table1.A1" office:value-type="string">
            <text:p text:style-name="P5">x &lt;<text:span text:style-name="T3">=</text:span> 100</text:p>
          </table:table-cell>
          <table:table-cell table:style-name="Table1.C1" office:value-type="string">
            <text:p text:style-name="P6">x * 10 &lt;= 1000</text:p>
          </table:table-cell>
        </table:table-row>
      </table:table>
      <text:p text:style-name="P3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>x = x + y;</text:p>
          </table:table-cell>
          <table:table-cell table:style-name="Table2.A1" office:value-type="string">
            <text:p text:style-name="P19">x += y;</text:p>
          </table:table-cell>
          <table:table-cell table:style-name="Table2.A1" office:value-type="string">
            <text:p text:style-name="P7">x = x <text:span text:style-name="T4">*</text:span> y;</text:p>
          </table:table-cell>
          <table:table-cell table:style-name="Table2.D1" office:value-type="string">
            <text:p text:style-name="P19">x <text:span text:style-name="T4">*</text:span>= y;</text:p>
          </table:table-cell>
        </table:table-row>
        <table:table-row>
          <table:table-cell table:style-name="Table2.A2" office:value-type="string">
            <text:p text:style-name="P7">x = x - y;</text:p>
          </table:table-cell>
          <table:table-cell table:style-name="Table2.A2" office:value-type="string">
            <text:p text:style-name="P19">x -= y;</text:p>
          </table:table-cell>
          <table:table-cell table:style-name="Table2.A2" office:value-type="string">
            <text:p text:style-name="P7">x = x / y;</text:p>
          </table:table-cell>
          <table:table-cell table:style-name="Table2.D2" office:value-type="string">
            <text:p text:style-name="P19">x /= y;</text:p>
          </table:table-cell>
        </table:table-row>
      </table:table>
      <text:p text:style-name="P3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x = x + 1;</text:p>
          </table:table-cell>
          <table:table-cell table:style-name="Table3.A1" office:value-type="string">
            <text:p text:style-name="P17">x++;</text:p>
          </table:table-cell>
          <table:table-cell table:style-name="Table3.C1" office:value-type="string">
            <text:p text:style-name="P17">++x;</text:p>
          </table:table-cell>
        </table:table-row>
        <table:table-row>
          <table:table-cell table:style-name="Table3.A2" office:value-type="string">
            <text:p text:style-name="P8">x = x - 1;</text:p>
          </table:table-cell>
          <table:table-cell table:style-name="Table3.A2" office:value-type="string">
            <text:p text:style-name="P17">x--;</text:p>
          </table:table-cell>
          <table:table-cell table:style-name="Table3.C2" office:value-type="string">
            <text:p text:style-name="P18">--<text:span text:style-name="T5">x;</text:span></text:p>
          </table:table-cell>
        </table:table-row>
      </table:table>
      <text:p text:style-name="P3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AND</text:p>
          </table:table-cell>
          <table:table-cell table:style-name="Table4.B1" office:value-type="string">
            <text:p text:style-name="P31">&amp;&amp;</text:p>
          </table:table-cell>
        </table:table-row>
        <table:table-row>
          <table:table-cell table:style-name="Table4.A2" office:value-type="string">
            <text:p text:style-name="P9">OR</text:p>
          </table:table-cell>
          <table:table-cell table:style-name="Table4.B2" office:value-type="string">
            <text:p text:style-name="P9">||</text:p>
          </table:table-cell>
        </table:table-row>
        <table:table-row>
          <table:table-cell table:style-name="Table4.A2" office:value-type="string">
            <text:p text:style-name="P9">NOT</text:p>
          </table:table-cell>
          <table:table-cell table:style-name="Table4.B2" office:value-type="string">
            <text:p text:style-name="P3">!</text:p>
          </table:table-cell>
        </table:table-row>
      </table:table>
      <text:p text:style-name="P33"/>
      <table:table table:name="Table5" table:style-name="Table5">
        <table:table-column table:style-name="Table5.A" table:number-columns-repeated="3"/>
        <table:table-row>
          <table:table-cell table:style-name="Table5.A1" table:number-columns-spanned="3" office:value-type="string">
            <text:p text:style-name="P11">AND <text:span text:style-name="T6">(&amp;&amp;)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0">Condition 1</text:p>
          </table:table-cell>
          <table:table-cell table:style-name="Table5.A2" office:value-type="string">
            <text:p text:style-name="P10">Condition 2</text:p>
          </table:table-cell>
          <table:table-cell table:style-name="Table5.C2" office:value-type="string">
            <text:p text:style-name="P10">Result</text:p>
          </table:table-cell>
        </table:table-row>
        <table:table-row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0">0</text:p>
          </table:table-cell>
          <table:table-cell table:style-name="Table5.C2" office:value-type="string">
            <text:p text:style-name="P11">0</text:p>
          </table:table-cell>
        </table:table-row>
        <table:table-row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0">1</text:p>
          </table:table-cell>
          <table:table-cell table:style-name="Table5.C2" office:value-type="string">
            <text:p text:style-name="P11">0</text:p>
          </table:table-cell>
        </table:table-row>
        <table:table-row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0">0</text:p>
          </table:table-cell>
          <table:table-cell table:style-name="Table5.C2" office:value-type="string">
            <text:p text:style-name="P11">0</text:p>
          </table:table-cell>
        </table:table-row>
        <table:table-row>
          <table:table-cell table:style-name="Table5.A2" office:value-type="string">
            <text:p text:style-name="P20">1</text:p>
          </table:table-cell>
          <table:table-cell table:style-name="Table5.A2" office:value-type="string">
            <text:p text:style-name="P20">1</text:p>
          </table:table-cell>
          <table:table-cell table:style-name="Table5.C2" office:value-type="string">
            <text:p text:style-name="P21">1</text:p>
          </table:table-cell>
        </table:table-row>
      </table:table>
      <text:p text:style-name="P15"/>
      <table:table table:name="Table6" table:style-name="Table6">
        <table:table-column table:style-name="Table6.A" table:number-columns-repeated="3"/>
        <table:table-row>
          <table:table-cell table:style-name="Table6.A1" table:number-columns-spanned="3" office:value-type="string">
            <text:p text:style-name="P12">OR <text:span text:style-name="T6">(||)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0">Condition 1</text:p>
          </table:table-cell>
          <table:table-cell table:style-name="Table6.A2" office:value-type="string">
            <text:p text:style-name="P10">Condition 2</text:p>
          </table:table-cell>
          <table:table-cell table:style-name="Table6.C2" office:value-type="string">
            <text:p text:style-name="P10">Result</text:p>
          </table:table-cell>
        </table:table-row>
        <table:table-row>
          <table:table-cell table:style-name="Table6.A2" office:value-type="string">
            <text:p text:style-name="P20">0</text:p>
          </table:table-cell>
          <table:table-cell table:style-name="Table6.A2" office:value-type="string">
            <text:p text:style-name="P20">0</text:p>
          </table:table-cell>
          <table:table-cell table:style-name="Table6.C2" office:value-type="string">
            <text:p text:style-name="P22">0</text:p>
          </table:table-cell>
        </table:table-row>
        <table:table-row table:style-name="Table6.4">
          <table:table-cell table:style-name="Table6.A2" office:value-type="string">
            <text:p text:style-name="P10">0</text:p>
          </table:table-cell>
          <table:table-cell table:style-name="Table6.A2" office:value-type="string">
            <text:p text:style-name="P10">1</text:p>
          </table:table-cell>
          <table:table-cell table:style-name="Table6.C2" office:value-type="string">
            <text:p text:style-name="P12">1</text:p>
          </table:table-cell>
        </table:table-row>
        <table:table-row>
          <table:table-cell table:style-name="Table6.A2" office:value-type="string">
            <text:p text:style-name="P10">1</text:p>
          </table:table-cell>
          <table:table-cell table:style-name="Table6.A2" office:value-type="string">
            <text:p text:style-name="P10">0</text:p>
          </table:table-cell>
          <table:table-cell table:style-name="Table6.C2" office:value-type="string">
            <text:p text:style-name="P12">1</text:p>
          </table:table-cell>
        </table:table-row>
        <table:table-row>
          <table:table-cell table:style-name="Table6.A2" office:value-type="string">
            <text:p text:style-name="P10">1</text:p>
          </table:table-cell>
          <table:table-cell table:style-name="Table6.A2" office:value-type="string">
            <text:p text:style-name="P10">1</text:p>
          </table:table-cell>
          <table:table-cell table:style-name="Table6.C2" office:value-type="string">
            <text:p text:style-name="P11">1</text:p>
          </table:table-cell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4">NOT (!)</text:p>
          </table:table-cell>
          <table:covered-table-cell/>
        </table:table-row>
        <table:table-row>
          <table:table-cell table:style-name="Table7.A2" office:value-type="string">
            <text:p text:style-name="P14">0</text:p>
          </table:table-cell>
          <table:table-cell table:style-name="Table7.B2" office:value-type="string">
            <text:p text:style-name="P14">1</text:p>
          </table:table-cell>
        </table:table-row>
        <table:table-row>
          <table:table-cell table:style-name="Table7.A2" office:value-type="string">
            <text:p text:style-name="P14">1</text:p>
          </table:table-cell>
          <table:table-cell table:style-name="Table7.B2" office:value-type="string">
            <text:p text:style-name="P14">0</text:p>
          </table:table-cell>
        </table:table-row>
      </table:table>
      <text:p text:style-name="P15"/>
      <text:p text:style-name="P13"><text:span text:style-name="T7">x</text:span> = 12; y = 65;</text:p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23">Examples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4">Conditions</text:p>
          </table:table-cell>
          <table:table-cell table:style-name="Table8.A2" office:value-type="string">
            <text:p text:style-name="P24">Result</text:p>
          </table:table-cell>
          <table:table-cell table:style-name="Table8.A2" office:value-type="string">
            <text:p text:style-name="P24">Conditions</text:p>
          </table:table-cell>
          <table:table-cell table:style-name="Table8.D2" office:value-type="string">
            <text:p text:style-name="P24">Result</text:p>
          </table:table-cell>
        </table:table-row>
        <table:table-row>
          <table:table-cell table:style-name="Table8.A2" office:value-type="string">
            <text:p text:style-name="P25">x &gt; y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6">x – y &gt; 0</text:p>
          </table:table-cell>
          <table:table-cell table:style-name="Table8.D2" office:value-type="string">
            <text:p text:style-name="P26">0</text:p>
          </table:table-cell>
        </table:table-row>
        <table:table-row>
          <table:table-cell table:style-name="Table8.A2" office:value-type="string">
            <text:p text:style-name="P25">x &gt; 10</text:p>
          </table:table-cell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6">x * y &lt; 100 ||<text:line-break/>x + 10 &lt; 30</text:p>
          </table:table-cell>
          <table:table-cell table:style-name="Table8.D2" office:value-type="string">
            <text:p text:style-name="P26">1</text:p>
          </table:table-cell>
        </table:table-row>
        <table:table-row>
          <table:table-cell table:style-name="Table8.A2" office:value-type="string">
            <text:p text:style-name="P27">x &gt; 10 &amp;&amp; x &lt; 13</text:p>
          </table:table-cell>
          <table:table-cell table:style-name="Table8.A2" office:value-type="string">
            <text:p text:style-name="P27">1</text:p>
          </table:table-cell>
          <table:table-cell table:style-name="Table8.A2" office:value-type="string">
            <text:p text:style-name="P26">x &lt; 10 || x &gt; 13 || x &lt; 15</text:p>
          </table:table-cell>
          <table:table-cell table:style-name="Table8.D2" office:value-type="string">
            <text:p text:style-name="P26">1</text:p>
          </table:table-cell>
        </table:table-row>
        <table:table-row>
          <table:table-cell table:style-name="Table8.A2" office:value-type="string">
            <text:p text:style-name="P27">x &gt; 10 &amp;&amp; x &lt; 12</text:p>
          </table:table-cell>
          <table:table-cell table:style-name="Table8.A2" office:value-type="string">
            <text:p text:style-name="P27">0</text:p>
          </table:table-cell>
          <table:table-cell table:style-name="Table8.A2" office:value-type="string">
            <text:p text:style-name="P26">X &lt; 10 &amp;&amp; x &gt; 13 &amp;&amp; x &lt; 15</text:p>
          </table:table-cell>
          <table:table-cell table:style-name="Table8.D2" office:value-type="string">
            <text:p text:style-name="P30">0</text:p>
          </table:table-cell>
        </table:table-row>
        <table:table-row>
          <table:table-cell table:style-name="Table8.A2" office:value-type="string">
            <text:p text:style-name="P27">x &gt; 10 || x &lt; 13</text:p>
          </table:table-cell>
          <table:table-cell table:style-name="Table8.A2" office:value-type="string">
            <text:p text:style-name="P29">1</text:p>
          </table:table-cell>
          <table:table-cell table:style-name="Table8.A2" office:value-type="string">
            <text:p text:style-name="P28"/>
          </table:table-cell>
          <table:table-cell table:style-name="Table8.D2" office:value-type="string">
            <text:p text:style-name="P28"/>
          </table:table-cell>
        </table:table-row>
        <table:table-row>
          <table:table-cell table:style-name="Table8.A2" office:value-type="string">
            <text:p text:style-name="P27">x &gt; 10 || x &lt; 12</text:p>
          </table:table-cell>
          <table:table-cell table:style-name="Table8.A2" office:value-type="string">
            <text:p text:style-name="P29">1</text:p>
          </table:table-cell>
          <table:table-cell table:style-name="Table8.A2" office:value-type="string">
            <text:p text:style-name="P28"/>
          </table:table-cell>
          <table:table-cell table:style-name="Table8.D2" office:value-type="string">
            <text:p text:style-name="P28"/>
          </table:table-cell>
        </table:table-row>
      </table:table>
      <text:p text:style-name="P34"/>
      <text:p text:style-name="P35">Homework: 1. Write a program to calculate the sum from 1 to n (n &lt;= 100). <text:span text:style-name="T8">[take input n]</text:span></text:p>
      <text:p text:style-name="P36">2. Write a program to print the sum of odd numbers <text:span text:style-name="T9">from</text:span> 1 to n (n &lt;= 100) <text:s/>[take input n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9:24:28.223000000</meta:creation-date>
    <meta:generator>LibreOffice/7.4.7.2$Windows_X86_64 LibreOffice_project/723314e595e8007d3cf785c16538505a1c878ca5</meta:generator>
    <dc:date>2023-08-30T20:07:53.772000000</dc:date>
    <meta:editing-duration>PT38M42S</meta:editing-duration>
    <meta:editing-cycles>26</meta:editing-cycles>
    <meta:document-statistic meta:table-count="8" meta:image-count="0" meta:object-count="0" meta:page-count="3" meta:paragraph-count="91" meta:word-count="276" meta:character-count="825" meta:non-whitespace-character-count="640"/>
  </office:meta>
</office:document-meta>
</file>